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83daf" officeooo:paragraph-rsid="0023330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183daf" officeooo:paragraph-rsid="00183daf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18e10a" officeooo:paragraph-rsid="0018e10a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1a9815" officeooo:paragraph-rsid="001a9815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1c3330" officeooo:paragraph-rsid="001c3330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officeooo:rsid="001cd781" officeooo:paragraph-rsid="001cd781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213ad5" officeooo:paragraph-rsid="00213ad5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bold" officeooo:rsid="0023330d" officeooo:paragraph-rsid="0023330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officeooo:paragraph-rsid="0023330d" style:font-size-asian="16pt" style:font-name-complex="Calibri" style:font-size-complex="12pt"/>
    </style:style>
    <style:style style:name="P10" style:family="paragraph" style:parent-style-name="Standard">
      <style:text-properties fo:font-size="16pt" officeooo:paragraph-rsid="0023330d" style:font-size-asian="16pt" style:font-name-complex="Calibri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8pt" officeooo:paragraph-rsid="0023330d" style:font-size-asian="18pt" style:font-name-complex="Calibri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paragraph-rsid="0023330d" style:font-size-asian="18pt" style:font-weight-asian="bold" style:font-name-complex="Calibri" style:font-size-complex="12pt"/>
    </style:style>
    <style:style style:name="P13" style:family="paragraph" style:parent-style-name="Standard">
      <style:paragraph-properties fo:text-align="center" style:justify-single-word="false"/>
      <style:text-properties officeooo:paragraph-rsid="0023330d"/>
    </style:style>
    <style:style style:name="P14" style:family="paragraph" style:parent-style-name="Standard">
      <style:paragraph-properties fo:margin-left="11.24cm" fo:margin-right="0cm" fo:text-indent="0cm" style:auto-text-indent="false"/>
      <style:text-properties fo:font-size="14pt" officeooo:paragraph-rsid="0023330d" style:font-size-asian="14pt" style:font-name-complex="Calibri" style:font-size-complex="16pt"/>
    </style:style>
    <style:style style:name="P15" style:family="paragraph" style:parent-style-name="Standard">
      <style:paragraph-properties fo:text-align="center" style:justify-single-word="false"/>
      <style:text-properties fo:font-size="14pt" officeooo:paragraph-rsid="0023330d" style:font-size-asian="14pt" style:font-name-complex="Calibri" style:font-size-complex="12pt"/>
    </style:style>
    <style:style style:name="P16" style:family="paragraph" style:parent-style-name="Standard">
      <style:paragraph-properties fo:margin-left="11.24cm" fo:margin-right="0cm" fo:text-indent="0cm" style:auto-text-indent="false"/>
      <style:text-properties fo:font-size="14pt" fo:font-style="italic" officeooo:rsid="000cef82" officeooo:paragraph-rsid="0023330d" style:font-size-asian="14pt" style:font-style-asian="italic" style:font-name-complex="Calibri" style:font-size-complex="16pt" style:font-style-complex="italic"/>
    </style:style>
    <style:style style:name="P17" style:family="paragraph" style:parent-style-name="Standard">
      <style:text-properties officeooo:paragraph-rsid="0023330d" style:font-name-complex="Calibri" style:font-size-complex="12pt"/>
    </style:style>
    <style:style style:name="P18" style:family="paragraph" style:parent-style-name="Standard">
      <style:paragraph-properties fo:margin-left="11.24cm" fo:margin-right="0cm" fo:text-indent="0cm" style:auto-text-indent="false"/>
      <style:text-properties officeooo:paragraph-rsid="0023330d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183daf" officeooo:paragraph-rsid="00183daf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weight="normal" officeooo:rsid="0018e10a" officeooo:paragraph-rsid="0018e10a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weight="normal" officeooo:rsid="001a9815" officeooo:paragraph-rsid="001a9815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weight="normal" officeooo:rsid="001c3330" officeooo:paragraph-rsid="001c3330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weight="normal" officeooo:rsid="001cd781" officeooo:paragraph-rsid="001cd781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weight="normal" officeooo:rsid="00213ad5" officeooo:paragraph-rsid="00213ad5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weight="normal" officeooo:rsid="0023330d" officeooo:paragraph-rsid="0023330d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weight="normal" officeooo:rsid="00183daf" officeooo:paragraph-rsid="00183daf" style:font-weight-asian="normal" style:font-weight-complex="normal"/>
    </style:style>
    <style:style style:name="T1" style:family="text">
      <style:text-properties officeooo:rsid="001e8109"/>
    </style:style>
    <style:style style:name="T2" style:family="text">
      <style:text-properties fo:font-size="14pt" style:font-size-asian="14pt" style:font-name-complex="Calibri" style:font-size-complex="12pt"/>
    </style:style>
    <style:style style:name="T3" style:family="text">
      <style:text-properties fo:font-size="14pt" officeooo:rsid="000cef82" style:font-size-asian="14pt" style:font-name-complex="Calibri" style:font-size-complex="12pt"/>
    </style:style>
    <style:style style:name="T4" style:family="text">
      <style:text-properties fo:font-size="14pt" style:font-size-asian="14pt" style:font-name-complex="Calibri" style:font-size-complex="16pt"/>
    </style:style>
    <style:style style:name="T5" style:family="text">
      <style:text-properties fo:font-size="14pt" officeooo:rsid="000cef82" style:font-size-asian="14pt" style:font-name-complex="Calibri" style:font-size-complex="16pt"/>
    </style:style>
    <style:style style:name="T6" style:family="text">
      <style:text-properties fo:font-size="14pt" fo:font-style="italic" style:font-size-asian="14pt" style:font-style-asian="italic" style:font-name-complex="Calibri" style:font-size-complex="16pt" style:font-style-complex="italic"/>
    </style:style>
    <style:style style:name="T7" style:family="text">
      <style:text-properties fo:font-size="14pt" fo:font-style="italic" officeooo:rsid="000cef82" style:font-size-asian="14pt" style:font-style-asian="italic" style:font-name-complex="Calibri" style:font-size-complex="16pt" style:font-style-complex="italic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style="italic" officeooo:rsid="000cef82" style:font-size-asian="14pt" style:font-style-asian="italic" style:font-size-complex="14pt" style:font-style-complex="italic"/>
    </style:style>
    <style:style style:name="T10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11" style:family="text">
      <style:text-properties fo:font-size="16pt" fo:font-style="italic" style:font-size-asian="16pt" style:font-style-asian="italic" style:font-name-complex="Calibri" style:font-size-complex="12pt" style:font-style-complex="italic"/>
    </style:style>
    <style:style style:name="T12" style:family="text">
      <style:text-properties fo:font-size="16pt" fo:font-style="italic" officeooo:rsid="0023330d" style:font-size-asian="16pt" style:font-style-asian="italic" style:font-name-complex="Calibri" style:font-size-complex="12pt" style:font-style-complex="italic"/>
    </style:style>
    <style:style style:name="T13" style:family="text">
      <style:text-properties officeooo:rsid="0023330d"/>
    </style:style>
    <style:style style:name="T14" style:family="text">
      <style:text-properties officeooo:rsid="002340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>УНИВЕРСИТЕТ ИТМО</text:p>
      <text:p text:style-name="P9"/>
      <text:p text:style-name="P9"/>
      <text:p text:style-name="P9">Факультет программной инженерии и компьютерной техники</text:p>
      <text:p text:style-name="P9"/>
      <text:p text:style-name="P9"/>
      <text:p text:style-name="P9">Дисциплина «Информационный системы и базы данных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Лабораторная работа №<text:span text:style-name="T13">2</text:span></text:p>
      <text:p text:style-name="P12"/>
      <text:p text:style-name="P13"><text:span text:style-name="T11">Вариант </text:span><text:span text:style-name="T12">819487</text:span></text:p>
      <text:p text:style-name="P10"/>
      <text:p text:style-name="P10"/>
      <text:p text:style-name="P10"/>
      <text:p text:style-name="P10"/>
      <text:p text:style-name="P10"/>
      <text:p text:style-name="P14">Студент</text:p>
      <text:p text:style-name="P18"><text:span text:style-name="T7">Гуменник П. О</text:span><text:span text:style-name="T6">.</text:span></text:p>
      <text:p text:style-name="P18"><text:span text:style-name="T10">P</text:span><text:span text:style-name="T8">3</text:span><text:span text:style-name="T9">133</text:span></text:p>
      <text:p text:style-name="P14"/>
      <text:p text:style-name="P18"><text:span text:style-name="T4">Пр</text:span><text:span text:style-name="T5">оверил</text:span></text:p>
      <text:p text:style-name="P16">Барсуков И. А.</text:p>
      <text:p text:style-name="P17"/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><text:span text:style-name="T2">Санкт-Петербург, 202</text:span><text:span text:style-name="T3">3</text:span><text:span text:style-name="T2"> г.</text:span></text:p>
      <text:p text:style-name="P2"><text:soft-page-break/></text:p>
      <text:p text:style-name="P8">ТЕКСТ ЗАДАНИЯ</text:p>
      <text:p text:style-name="P25">Составить запросы на языке SQL (пункты 1-7).</text:p>
      <text:p text:style-name="P25">Сделать запрос для получения атрибутов из указанных таблиц, применив фильтры по указанным условиям:</text:p>
      <text:p text:style-name="P25">Таблицы: Н_ЛЮДИ, Н_ВЕДОМОСТИ.</text:p>
      <text:p text:style-name="P25">Вывести атрибуты: Н_ЛЮДИ.ОТЧЕСТВО, Н_ВЕДОМОСТИ.ЧЛВК_ИД.</text:p>
      <text:p text:style-name="P25">Фильтры (AND):</text:p>
      <text:p text:style-name="P25">a) Н_ЛЮДИ.ФАМИЛИЯ &lt; Ёлкин.</text:p>
      <text:p text:style-name="P25">b) Н_ВЕДОМОСТИ.ИД &gt; 1426978.</text:p>
      <text:p text:style-name="P25">c) Н_ВЕДОМОСТИ.ИД &gt; 1457443.</text:p>
      <text:p text:style-name="P25">Вид соединения: LEFT JOIN.</text:p>
      <text:p text:style-name="P25">Сделать запрос для получения атрибутов из указанных таблиц, применив фильтры по указанным условиям:</text:p>
      <text:p text:style-name="P25">Таблицы: Н_ЛЮДИ, Н_ВЕДОМОСТИ, Н_СЕССИЯ.</text:p>
      <text:p text:style-name="P25">Вывести атрибуты: Н_ЛЮДИ.ИД, Н_ВЕДОМОСТИ.ДАТА, Н_СЕССИЯ.ЧЛВК_ИД.</text:p>
      <text:p text:style-name="P25">Фильтры (AND):</text:p>
      <text:p text:style-name="P25">a) Н_ЛЮДИ.ФАМИЛИЯ &lt; Петров.</text:p>
      <text:p text:style-name="P25">b) Н_ВЕДОМОСТИ.ЧЛВК_ИД = 153285.</text:p>
      <text:p text:style-name="P25">Вид соединения: RIGHT JOIN.</text:p>
      <text:p text:style-name="P25">Вывести число студентов ФКТИУ, которые старше 25 лет.</text:p>
      <text:p text:style-name="P25">Ответ должен содержать только одно число.</text:p>
      <text:p text:style-name="P25">Найти группы, в которых в 2011 году было менее 10 обучающихся студентов на кафедре вычислительной техники.</text:p>
      <text:p text:style-name="P25">Для реализации использовать подзапрос.</text:p>
      <text:p text:style-name="P25">Выведите таблицу со средними оценками студентов группы 4100 (Номер, ФИО, Ср_оценка), у которых средняя оценка больше средней оценк(е|и) в группе 1101.</text:p>
      <text:p text:style-name="P25">Получить список студентов, отчисленных ровно первого сентября 2012 года с заочной формы обучения. В результат включить:</text:p>
      <text:p text:style-name="P25">номер группы;</text:p>
      <text:p text:style-name="P25">номер, фамилию, имя и отчество студента;</text:p>
      <text:p text:style-name="P25">номер пункта приказа;</text:p>
      <text:p text:style-name="P25">Для реализации использовать подзапрос с IN.</text:p>
      <text:p text:style-name="P25"><text:soft-page-break/>Вывести список студентов, имеющих одинаковые имена, но не совпадающие ид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РЕАЛИЗАЦИЯ</text:p>
      <text:p text:style-name="P2"/>
      <text:p text:style-name="P2">1</text:p>
      <text:p text:style-name="P19">SELECT Н_ЛЮДИ.ОТЧЕСТВО, Н_ВЕДОМОСТИ.ЧЛВК_ИД</text:p>
      <text:p text:style-name="P19">FROM Н_ЛЮДИ</text:p>
      <text:p text:style-name="P19">LEFT JOIN Н_ВЕДОМОСТИ ON Н_ЛЮДИ.ИД = Н_ВЕДОМОСТИ.ЧЛВК_ИД</text:p>
      <text:p text:style-name="P19">WHERE Н_ЛЮДИ.ФАМИЛИЯ &lt; 'Ёлкин'</text:p>
      <text:p text:style-name="P19">AND Н_ВЕДОМОСТИ.ИД &gt; 1426978</text:p>
      <text:p text:style-name="P19">AND Н_ВЕДОМОСТИ.ИД &gt; 1457443;</text:p>
      <text:p text:style-name="P2">2</text:p>
      <text:p text:style-name="P19">SELECT Н_ЛЮДИ.ИД, Н_ВЕДОМОСТИ.ДАТА, Н_СЕССИЯ.ЧЛВК_ИД</text:p>
      <text:p text:style-name="P19">FROM Н_ЛЮДИ</text:p>
      <text:p text:style-name="P19">RIGHT JOIN Н_ВЕДОМОСТИ ON Н_ЛЮДИ.ИД = Н_ВЕДОМОСТИ.ЧЛВК_ИД</text:p>
      <text:p text:style-name="P19">LEFT JOIN Н_СЕССИЯ ON Н_ЛЮДИ.ИД = Н_СЕССИЯ.ЧЛВК_ИД</text:p>
      <text:p text:style-name="P19">WHERE Н_ЛЮДИ.ФАМИЛИЯ &lt; 'Петров'</text:p>
      <text:p text:style-name="P19">AND Н_ВЕДОМОСТИ.ЧЛВК_ИД = 153285;</text:p>
      <text:p text:style-name="P3">3</text:p>
      <text:p text:style-name="P20">SELECT COUNT(*)</text:p>
      <text:p text:style-name="P20">FROM Н_УЧЕНИКИ</text:p>
      <text:p text:style-name="P20">JOIN Н_ЛЮДИ ON Н_УЧЕНИКИ.ЧЛВК_ИД = Н_ЛЮДИ.ИД</text:p>
      <text:p text:style-name="P20">JOIN Н_ПЛАНЫ ON Н_УЧЕНИКИ.ПЛАН_ИД = Н_ПЛАНЫ.ИД</text:p>
      <text:p text:style-name="P20">JOIN Н_ОТДЕЛЫ ON Н_ПЛАНЫ.ОТД_ИД = Н_ОТДЕЛЫ.ИД</text:p>
      <text:p text:style-name="P20">WHERE Н_ЛЮДИ.ДАТА_РОЖДЕНИЯ &lt;= now() - interval '25 years'</text:p>
      <text:p text:style-name="P20">AND Н_ОТДЕЛЫ.КОРОТКОЕ_ИМЯ = 'КтиУ';</text:p>
      <text:p text:style-name="P4">4</text:p>
      <text:p text:style-name="P21">SELECT ГРУППА</text:p>
      <text:p text:style-name="P21">FROM Н_УЧЕНИКИ</text:p>
      <text:p text:style-name="P21">JOIN Н_ПЛАНЫ ON Н_УЧЕНИКИ.ПЛАН_ИД = Н_ПЛАНЫ.ИД</text:p>
      <text:p text:style-name="P21">JOIN Н_ОТДЕЛЫ ON Н_ПЛАНЫ.ОТД_ИД = Н_ОТДЕЛЫ.ИД</text:p>
      <text:p text:style-name="P21">WHERE Н_ОТДЕЛЫ.ИМЯ_В_ПРЕД_ПАДЕЖЕ = 'кафедре вычислительной техники'</text:p>
      <text:p text:style-name="P21">AND ГРУППА IN (</text:p>
      <text:p text:style-name="P21"><text:s text:c="2"/>SELECT ГРУППА</text:p>
      <text:p text:style-name="P21"><text:soft-page-break/><text:s text:c="2"/>FROM Н_УЧЕНИКИ</text:p>
      <text:p text:style-name="P21"><text:s text:c="2"/>WHERE EXTRACT(YEAR FROM НАЧАЛО) &lt;= 2011</text:p>
      <text:p text:style-name="P21"><text:s text:c="2"/>AND (EXTRACT(YEAR FROM КОНЕЦ) &gt;= 2011 OR КОНЕЦ IS NULL)</text:p>
      <text:p text:style-name="P21"><text:s text:c="2"/>GROUP BY ГРУППА</text:p>
      <text:p text:style-name="P21"><text:s text:c="2"/>HAVING COUNT(*) &lt; 10</text:p>
      <text:p text:style-name="P21">);</text:p>
      <text:p text:style-name="P5">5</text:p>
      <text:p text:style-name="P22">SELECT Н_УЧЕНИКИ.ГРУППА, Н_ЛЮДИ.Ф<text:span text:style-name="T14">ИО</text:span>, AVG(CASE WHEN Н_ВЕДОМОСТИ.ОЦЕНКА ~ '^[0-<text:span text:style-name="T1">5</text:span>]$' THEN CAST(Н_ВЕДОМОСТИ.ОЦЕНКА AS NUMERIC) ELSE NULL END) AS Ср_оценка</text:p>
      <text:p text:style-name="P22">FROM Н_УЧЕНИКИ</text:p>
      <text:p text:style-name="P22">JOIN Н_ЛЮДИ ON Н_УЧЕНИКИ.ЧЛВК_ИД = Н_ЛЮДИ.ИД</text:p>
      <text:p text:style-name="P22">JOIN Н_ВЕДОМОСТИ ON Н_УЧЕНИКИ.ЧЛВК_ИД = Н_ВЕДОМОСТИ.ЧЛВК_ИД</text:p>
      <text:p text:style-name="P22">WHERE Н_УЧЕНИКИ.ГРУППА = '4100'</text:p>
      <text:p text:style-name="P22">GROUP BY Н_УЧЕНИКИ.ГРУППА, Н_ЛЮДИ.ФАМИЛИЯ, Н_ЛЮДИ.ИМЯ, Н_ЛЮДИ.ОТЧЕСТВО</text:p>
      <text:p text:style-name="P22">HAVING AVG(CASE WHEN Н_ВЕДОМОСТИ.ОЦЕНКА ~ '^[0-<text:span text:style-name="T1">5</text:span>]<text:span text:style-name="T1">$</text:span>' THEN CAST(Н_ВЕДОМОСТИ.ОЦЕНКА AS NUMERIC) ELSE NULL END) &gt; (</text:p>
      <text:p text:style-name="P22"><text:s text:c="2"/>SELECT AVG(CASE WHEN Н_ВЕДОМОСТИ.ОЦЕНКА ~ '^[0-<text:span text:style-name="T1">5</text:span>]$' THEN CAST(Н_ВЕДОМОСТИ.ОЦЕНКА AS NUMERIC) ELSE NULL END)</text:p>
      <text:p text:style-name="P22"><text:s text:c="2"/>FROM Н_УЧЕНИКИ</text:p>
      <text:p text:style-name="P22"><text:s text:c="2"/>JOIN Н_ВЕДОМОСТИ ON Н_УЧЕНИКИ.ЧЛВК_ИД = Н_ВЕДОМОСТИ.ЧЛВК_ИД</text:p>
      <text:p text:style-name="P22"><text:s text:c="2"/>WHERE Н_УЧЕНИКИ.ГРУППА = '1101'</text:p>
      <text:p text:style-name="P22">);</text:p>
      <text:p text:style-name="P6">6</text:p>
      <text:p text:style-name="P23">SELECT Н_УЧЕНИКИ.ГРУППА, Н_ЛЮДИ.ФИО, Н_УЧЕНИКИ.П_ПРКОК_ИД</text:p>
      <text:p text:style-name="P23">FROM Н_УЧЕНИКИ</text:p>
      <text:p text:style-name="P23">JOIN Н_ПЛАНЫ ON Н_УЧЕНИКИ.ПЛАН_ИД = Н_ПЛАНЫ.ИД</text:p>
      <text:p text:style-name="P23">JOIN Н_ФОРМЫ_ОБУЧЕНИЯ ON Н_ПЛАНЫ.ФО_ИД = Н_ФОРМЫ_ОБУЧЕНИЯ.ИД</text:p>
      <text:p text:style-name="P23">JOIN Н_ЛЮДИ ON Н_УЧЕНИКИ.ЧЛВК_ИД = Н_ЛЮДИ.ИД</text:p>
      <text:p text:style-name="P23">WHERE DATE(Н_УЧЕНИКИ.КОНЕЦ_ПО_ПРИКАЗУ) = '2012-09-01' AND Н_ФОРМЫ_ОБУЧЕНИЯ.ИМЯ_В_ДАТ_ПАДЕЖЕ = 'заочной форме обучения'</text:p>
      <text:p text:style-name="P23">AND Н_УЧЕНИКИ.ЧЛВК_ИД IN (</text:p>
      <text:p text:style-name="P23"><text:soft-page-break/><text:s text:c="2"/>SELECT DISTINCT ЧЛВК_ИД FROM Н_УЧЕНИКИ WHERE DATE(КОНЕЦ_ПО_ПРИКАЗУ) = '2012-09-01'</text:p>
      <text:p text:style-name="P23">);</text:p>
      <text:p text:style-name="P7">7</text:p>
      <text:p text:style-name="P24">SELECT DISTINCT Н_ЛЮДИ.*</text:p>
      <text:p text:style-name="P24">FROM Н_ЛЮДИ</text:p>
      <text:p text:style-name="P24">JOIN Н_УЧЕНИКИ ON Н_ЛЮДИ.ИД = Н_УЧЕНИКИ.ЧЛВК_ИД</text:p>
      <text:p text:style-name="P24">WHERE Н_ЛЮДИ.ИМЯ IN (</text:p>
      <text:p text:style-name="P24"><text:s text:c="2"/>SELECT ИМЯ FROM Н_ЛЮДИ GROUP BY ИМЯ HAVING COUNT(*) &gt; 1</text:p>
      <text:p text:style-name="P24">);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8"><text:soft-page-break/>ВЫВОД</text:p>
      <text:p text:style-name="P25">Я освоил еще больше команд SQ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7:27:43.456217351</meta:creation-date>
    <meta:editing-duration>PT7M27S</meta:editing-duration>
    <meta:editing-cycles>2</meta:editing-cycles>
    <meta:generator>LibreOffice/7.3.7.2$Linux_X86_64 LibreOffice_project/30$Build-2</meta:generator>
    <dc:date>2023-03-29T17:33:29.199298109</dc:date>
    <meta:document-statistic meta:table-count="0" meta:image-count="0" meta:object-count="0" meta:page-count="7" meta:paragraph-count="108" meta:word-count="524" meta:character-count="4011" meta:non-whitespace-character-count="3571"/>
  </office:meta>
</office:document-meta>
</file>